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fr" fo:country="FR"/>
    </style:style>
    <style:style style:name="P2" style:parent-style-name="Title" style:family="paragraph">
      <style:text-properties fo:language="fr" fo:country="FR"/>
    </style:style>
    <style:style style:name="P3" style:parent-style-name="Title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Spacing" style:list-style-name="LFO1" style:family="paragraph">
      <style:text-properties style:font-name="Bahnschrift" fo:font-weight="bold" style:font-weight-asian="bold" style:font-weight-complex="bold" fo:font-size="16pt" style:font-size-asian="16pt" style:font-size-complex="16pt" fo:language="fr" fo:country="FR"/>
    </style:style>
    <style:style style:name="P7" style:parent-style-name="NoSpacing" style:family="paragraph">
      <style:paragraph-properties fo:margin-left="0.25in">
        <style:tab-stops/>
      </style:paragraph-properties>
      <style:text-properties fo:language="fr" fo:country="FR"/>
    </style:style>
    <style:style style:name="P8" style:parent-style-name="NoSpacing" style:family="paragraph">
      <style:paragraph-properties fo:margin-left="0.25in">
        <style:tab-stops/>
      </style:paragraph-properties>
      <style:text-properties fo:language="fr" fo:country="FR"/>
    </style:style>
    <style:style style:name="P9" style:parent-style-name="ListParagraph" style:list-style-name="LFO1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10" style:parent-style-name="ListParagraph" style:family="paragraph">
      <style:paragraph-properties fo:margin-left="0.25in">
        <style:tab-stops/>
      </style:paragraph-properties>
    </style:style>
    <style:style style:name="P11" style:parent-style-name="ListParagraph" style:family="paragraph">
      <style:paragraph-properties fo:margin-left="0.25in">
        <style:tab-stops/>
      </style:paragraph-properties>
    </style:style>
    <style:style style:name="P12" style:parent-style-name="ListParagraph" style:list-style-name="LFO1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13" style:parent-style-name="ListParagraph" style:family="paragraph">
      <style:paragraph-properties fo:margin-left="0.25in">
        <style:tab-stops/>
      </style:paragraph-properties>
    </style:style>
    <style:style style:name="P14" style:parent-style-name="ListParagraph" style:family="paragraph">
      <style:paragraph-properties fo:margin-left="0.25in">
        <style:tab-stops/>
      </style:paragraph-properties>
    </style:style>
    <style:style style:name="T15" style:parent-style-name="DefaultParagraphFont" style:family="text">
      <style:text-properties fo:text-shadow="0.0145in 0.0145in 0.0416in #000000" fo:color="#000000"/>
    </style:style>
    <style:style style:name="T16" style:parent-style-name="DefaultParagraphFont" style:family="text">
      <style:text-properties fo:text-shadow="0.0145in 0.0145in 0.0416in #000000" fo:color="#000000"/>
    </style:style>
    <style:style style:name="P17" style:parent-style-name="Normal" style:family="paragraph">
      <style:paragraph-properties fo:break-before="page"/>
    </style:style>
    <style:style style:name="P18" style:parent-style-name="ListParagraph" style:list-style-name="LFO1" style:family="paragraph">
      <style:text-properties style:font-name="Bahnschrift" style:font-name-complex="Times New Roman" fo:font-weight="bold" style:font-weight-asian="bold" style:font-weight-complex="bold" fo:font-size="16pt" style:font-size-asian="16pt" style:font-size-complex="16pt"/>
    </style:style>
    <style:style style:name="P19" style:parent-style-name="Normal" style:family="paragraph">
      <style:text-properties fo:text-shadow="0.0145in 0.0145in 0.0416in #000000" fo:color="#000000"/>
    </style:style>
    <style:style style:name="P20" style:parent-style-name="Normal" style:family="paragraph">
      <style:text-properties fo:text-shadow="0.0145in 0.0145in 0.0416in #000000" fo:color="#000000"/>
    </style:style>
  </office:automatic-styles>
  <office:body>
    <office:text text:use-soft-page-breaks="true">
      <text:p text:style-name="P1"/>
      <text:p text:style-name="P2"/>
      <text:p text:style-name="P3">Chapter 1 :<text:s/>Context<text:s/>and Objectives<text:s/></text:p>
      <text:p text:style-name="P4"/>
      <text:p text:style-name="P5"/>
      <text:list text:style-name="LFO1" text:continue-numbering="true">
        <text:list-item>
          <text:list>
            <text:list-item>
              <text:p text:style-name="P6">Introduction</text:p>
            </text:list-item>
          </text:list>
        </text:list-item>
      </text:list>
      <text:p text:style-name="P7"/>
      <text:p text:style-name="P8"/>
      <text:p text:style-name="Normal">This chapter will be divided as follows:<text:s/>First,<text:s/>I will present the context of the<text:s/>project and<text:s/>it’s problematic,<text:s/>as well<text:s/>as give an overview of the host company, Second, I will present the solution that I developed after in-dept study of existing solution on the<text:s/>market, then I<text:s/>will specify the work methodology<text:s/>that I<text:s/>will follow<text:s/>through<text:s/>developing the application and a conclusion</text:p>
      <text:p text:style-name="Normal"/>
      <text:p text:style-name="Normal"/>
      <text:list text:style-name="LFO1" text:continue-numbering="true">
        <text:list-item>
          <text:list>
            <text:list-item>
              <text:p text:style-name="P9">Internship Context</text:p>
            </text:list-item>
          </text:list>
        </text:list-item>
      </text:list>
      <text:p text:style-name="P10"/>
      <text:p text:style-name="P11"/>
      <text:p text:style-name="Normal">The work in this report was carried out as part of my end-of studies project to obtain an applied license in computer science at the Higher Institute of Computer science and Mathematics of Monastir. This internship was carried out within Mega<text:s/>dev agency<text:s/>on the subject<text:s/>of: Design<text:s/>and development of<text:s/>a<text:s/>web application<text:s/>that helps users achieve their fitness goals.<text:s/></text:p>
      <text:p text:style-name="Normal"/>
      <text:list text:style-name="LFO1" text:continue-numbering="true">
        <text:list-item>
          <text:list>
            <text:list-item>
              <text:p text:style-name="P12"><text:s/>Presentation of the host company</text:p>
            </text:list-item>
          </text:list>
        </text:list-item>
      </text:list>
      <text:p text:style-name="P13"/>
      <text:p text:style-name="P14"/>
      <text:p text:style-name="Normal"><text:span text:style-name="T15">Mega-DEV</text:span><text:span text:style-name="T16"><text:s/>is a<text:s/></text:span>web design and development company that provides end-to-end development service for web and mobile<text:s/>development.</text:p>
      <text:p text:style-name="Normal">It was created in 2010 in Houmet-souk, djerba. Since<text:s/>then, it<text:s/>has developed and created<text:s/>several<text:s/>project for multiple local organization and foreign ones<text:s/>and in different sectors such as health care, Real Estate, travel, E-commerce,<text:s/>Education … etc.</text:p>
      <text:p text:style-name="P17"/>
      <text:p text:style-name="Normal"/>
      <text:list text:style-name="LFO1" text:continue-numbering="true">
        <text:list-item>
          <text:list>
            <text:list-item>
              <text:p text:style-name="P18"><text:s/>Motivation and problematic</text:p>
            </text:list-item>
          </text:list>
        </text:list-item>
      </text:list>
      <text:p text:style-name="Normal">Every single person wants to be the best version of<text:s/>himself, everyone<text:s/>just<text:s/>wants<text:s/>to become fit, to lose weight and to build on lean muscle, and we all know how working out benefits your health and reduces stress as well<text:s/>as being an energy source for your body. But not everybody can do it.</text:p>
      <text:p text:style-name="Normal">Not everyone has a gym nearby or has the time to go to the gym in the first place, and even they did have the time, sticking to going to the gym 3 or 4 time a week can be very challenging as your motivation level decreases over time.</text:p>
      <text:p text:style-name="Normal">Which is why a need for a solution that helps people work out from home arises.</text:p>
      <text:p text:style-name="Normal">Such a solution could help millions of people around the globe achieve their dream of becoming fit, it<text:s/>could:</text:p>
      <text:p text:style-name="Normal"><text:s text:c="2"/>-guide people in their fitness journey without making mistake</text:p>
      <text:p text:style-name="Normal"><text:s text:c="2"/>-Connect them with other people to stay motivated along the way</text:p>
      <text:p text:style-name="Normal"/>
      <text:p text:style-name="Normal">In this<text:s/>report, I<text:s/>will present my solution as well<text:s/>as go<text:s/>over some of existing web application that tend to offer a solution to this problem.</text:p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i.ferjani</meta:initial-creator>
    <dc:creator>rami.ferjani</dc:creator>
    <meta:creation-date>2021-04-13T13:59:00Z</meta:creation-date>
    <dc:date>2021-04-13T20:28:00Z</dc:date>
    <meta:template xlink:href="Normal" xlink:type="simple"/>
    <meta:editing-cycles>1</meta:editing-cycles>
    <meta:editing-duration>PT23280S</meta:editing-duration>
    <meta:document-statistic meta:page-count="2" meta:paragraph-count="4" meta:word-count="336" meta:character-count="2252" meta:row-count="16" meta:non-whitespace-character-count="1920"/>
  </office:meta>
</office:document-meta>
</file>